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491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2.325cm" fo:break-before="auto" style:use-optimal-row-height="false"/>
    </style:style>
    <style:style style:name="ro5" style:family="table-row">
      <style:table-row-properties style:row-height="2.106cm" fo:break-before="auto" style:use-optimal-row-height="false"/>
    </style:style>
    <style:style style:name="ro6" style:family="table-row">
      <style:table-row-properties style:row-height="2.663cm" fo:break-before="auto" style:use-optimal-row-height="false"/>
    </style:style>
    <style:style style:name="ro7" style:family="table-row">
      <style:table-row-properties style:row-height="2.26cm" fo:break-before="auto" style:use-optimal-row-height="false"/>
    </style:style>
    <style:style style:name="ro8" style:family="table-row">
      <style:table-row-properties style:row-height="0.711cm" fo:break-before="auto" style:use-optimal-row-height="false"/>
    </style:style>
    <style:style style:name="ro9" style:family="table-row">
      <style:table-row-properties style:row-height="6.287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font-name="F"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2" style:family="table-cell" style:parent-style-name="Default">
      <style:text-properties style:use-window-font-color="true" style:text-outline="false" style:text-line-through-style="none" style:text-line-through-type="none" style:font-name="F"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style:font-name="" fo:font-size="10pt" style:letter-kerning="true" style:language-asian="hi" style:country-asian="IN" style:font-name-asian="FreeSans" style:font-size-asian="10pt" style:font-size-complex="10pt"/>
    </style:style>
    <style:style style:name="T2" style:family="text">
      <style:text-properties style:use-window-font-color="true" style:font-name="" fo:font-size="10pt" style:letter-kerning="true" fo:language="fr" fo:country="FR" style:language-asian="hi" style:country-asian="IN" style:font-name-asian="FreeSans" style:font-size-asian="10pt" style:font-size-complex="10pt"/>
    </style:style>
    <style:style style:name="T3" style:family="text">
      <style:text-properties style:use-window-font-color="true" fo:font-size="10pt" fo:language="fr" fo:country="FR" style:language-asian="hi" style:country-asian="IN" style:font-size-asian="10pt" style:font-size-complex="10pt" style:letter-kerning="true" style:font-name-asian="FreeSans"/>
    </style:style>
    <style:style style:name="T4" style:family="text">
      <style:text-properties style:use-window-font-color="true" fo:language="fr" fo:country="FR" style:letter-kerning="true" style:language-asian="hi" style:country-asian="IN" style:font-name-asian="FreeSans" style:font-size-asian="10pt" style:font-size-complex="10pt"/>
    </style:style>
    <style:style style:name="T5" style:family="text">
      <style:text-properties style:use-window-font-color="true" fo:language="fr" fo:country="FR" style:letter-kerning="true" style:language-asian="hi" style:country-asian="IN" style:font-name-asian="FreeSans" style:font-size-asian="10pt" style:font-size-complex="10pt" style:font-name=""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2">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3">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4">
          <table:table-cell table:number-columns-repeated="2"/>
          <table:table-cell office:value-type="string" calcext:value-type="string">
            <text:p>film</text:p>
          </table:table-cell>
          <table:table-cell table:style-name="ce5" table:number-columns-repeated="2"/>
          <table:table-cell table:style-name="ce19" office:value-type="string" calcext:value-type="string">
            <text:p><text:span text:style-name="T3">A la sortie de l'immeuble, EM voit une affiche avec le MAG (style mesmer)</text:span></text:p>
          </table:table-cell>
          <table:table-cell table:number-columns-repeated="1018"/>
        </table:table-row>
        <table:table-row table:style-name="ro5">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able:table-cell>
          <table:table-cell table:number-columns-repeated="1017"/>
        </table:table-row>
        <table:table-row table:style-name="ro6">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4">EM offre une grosse liasse de billets à MAG. MAG l’empoche et ils trinquent.</text:span></text:p>
          </table:table-cell>
          <table:table-cell table:style-name="ce9"/>
          <table:table-cell table:number-columns-repeated="1017"/>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1">
          <table:table-cell table:number-columns-repeated="2"/>
          <table:table-cell office:value-type="string" calcext:value-type="string">
            <text:p>film</text:p>
          </table:table-cell>
          <table:table-cell office:value-type="string" calcext:value-type="string">
            <text:p>prépa Yula</text:p>
          </table:table-cell>
          <table:table-cell/>
          <table:table-cell table:style-name="ce19" office:value-type="string" office:string-value="Yula explique à Rasp comment se déroule le spectacle. Rasp doit monter sur un marche pied pour être à la bonne hauteur, pour tenir le rideau et la tringle, mais c’est dur donc il s’assoit dessus. YS le tient par le bras pour l’aider à monter dessus" calcext:value-type="string">
            <text:p><text:span text:style-name="T3">Yula explique à Rasp comment se déroule le spectacle. Rasp doit monter sur un marche pied pour être à la bonne hauteur, pour tenir le rideau et la tringle, mais c’est dur donc il s’assoit dessus. </text:span><text:span text:style-name="T3"/><text:span text:style-name="T3">YS le tient par le bras pour l’aider à monter dessus</text:span></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22" office:value-type="string" calcext:value-type="string">
            <text:p><text:span text:style-name="T3">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4">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9" office:value-type="string" calcext:value-type="string">
            <text:p><text:span text:style-name="T4">Gros plan sur Yula dans sa cabine chuchote « ouverture rideaux »</text:span></text:p>
          </table:table-cell>
          <table:table-cell table:number-columns-repeated="1018"/>
        </table:table-row>
        <table:table-row table:style-name="ro7">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8">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22" office:value-type="string" calcext:value-type="string">
            <text:p><text:span text:style-name="T3">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2"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2" office:value-type="string" calcext:value-type="string">
            <text:p><text:span text:style-name="T3">Rasp se demande s'il n'a pas perçu un bruit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3">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3">«  Tu sais te servir de ca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office:string-value="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 calcext:value-type="string">
            <text:p><text:span text:style-name="T3">plan de face de Saladin qui acquiesce. On le voit essayer de s’en servir comme d’un longue vue. Mais rien ne se passe. Il se frotte les yeux, et re commence à regarder dedans.</text:span><text:span text:style-name="T3"/><text:span text:style-name="T3">On voit SS qui passe et qui appuie sur un bouton, et repart et la lumière fut.Les crypto-barons interviennent pour allumer la lumièr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4">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22"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22"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3">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22" office:value-type="string" calcext:value-type="string">
            <text:p><text:span text:style-name="T3">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3">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4">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9" office:value-type="string" calcext:value-type="string">
            <text:p><text:span text:style-name="T4">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4">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9">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3">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9" office:value-type="string" calcext:value-type="string">
            <text:p><text:span text:style-name="T3">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9" office:value-type="string" calcext:value-type="string">
            <text:p><text:span text:style-name="T4">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9" office:value-type="string" calcext:value-type="string">
            <text:p><text:span text:style-name="T4">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22"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22"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3">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4">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4">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4">«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number-columns-repeated="2"/>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4">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4">"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4">MAG s'esclaffe et parle tout en mettant la main dans la poche de SS. Elle </text:span><text:span text:style-name="T5">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4">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8">00/00/0000</text:date>, <text:time style:data-style-name="N2" text:time-value="14:32:57.7495732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09-28T16:50:42.472303535</dc:date>
    <meta:editing-duration>PT8H34M6S</meta:editing-duration>
    <meta:editing-cycles>147</meta:editing-cycles>
    <meta:generator>LibreOffice/7.0.4.2$Linux_X86_64 LibreOffice_project/00$Build-2</meta:generator>
    <meta:document-statistic meta:table-count="1" meta:cell-count="206" meta:object-count="0"/>
  </office:meta>
</office:document-meta>
</file>